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8772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1.3799in"/>
    </style:style>
    <style:style style:name="co7" style:family="table-column">
      <style:table-column-properties fo:break-before="auto" style:column-width="1.1783in"/>
    </style:style>
    <style:style style:name="co8" style:family="table-column">
      <style:table-column-properties fo:break-before="auto" style:column-width="1.42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reshold: 6 dB below main</text:p>
          </table:table-cell>
          <table:table-cell table:number-columns-repeated="2"/>
          <table:table-cell table:style-name="ce1" office:value-type="string" calcext:value-type="string">
            <text:p>Beam 1</text:p>
          </table:table-cell>
          <table:table-cell table:number-columns-repeated="2"/>
          <table:table-cell table:style-name="ce1" office:value-type="string" calcext:value-type="string">
            <text:p>Beam 2</text:p>
          </table:table-cell>
          <table:table-cell table:number-columns-repeated="2"/>
          <table:table-cell table:style-name="ce1" office:value-type="string" calcext:value-type="string">
            <text:p>Beam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antennas</text:p>
          </table:table-cell>
          <table:table-cell office:value-type="string" calcext:value-type="string">
            <text:p>Frequency [GHz]</text:p>
          </table:table-cell>
          <table:table-cell office:value-type="string" calcext:value-type="string">
            <text:p>Phase Shift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08192972626" calcext:value-type="float">
            <text:p>0.12508192972626</text:p>
          </table:table-cell>
          <table:table-cell office:value-type="float" office:value="-0.32310005979169" calcext:value-type="float">
            <text:p>-0.32310005979169</text:p>
          </table:table-cell>
          <table:table-cell table:formula="of:=0.3/(2*3.14159*[.B3]*0.08)*[.C3]" office:value-type="float" office:value="0.124339904315967" calcext:value-type="float">
            <text:p>0.124339904315967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3]+0.1" office:value-type="float" office:value="0.35" calcext:value-type="float">
            <text:p>0.35</text:p>
          </table:table-cell>
          <table:table-cell office:value-type="float" office:value="0.174532925199433" calcext:value-type="float">
            <text:p>0.174532925199433</text:p>
          </table:table-cell>
          <table:table-cell office:value-type="float" office:value="-0.344081996430412" calcext:value-type="float">
            <text:p>-0.344081996430412</text:p>
          </table:table-cell>
          <table:table-cell table:formula="of:=0.3/(2*3.14159*[.B4]*0.08)*[.C4]" office:value-type="float" office:value="0.174075866042354" calcext:value-type="float">
            <text:p>0.174075866042354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4]+0.1" office:value-type="float" office:value="0.45" calcext:value-type="float">
            <text:p>0.45</text:p>
          </table:table-cell>
          <table:table-cell office:value-type="float" office:value="0.226892802759263" calcext:value-type="float">
            <text:p>0.226892802759263</text:p>
          </table:table-cell>
          <table:table-cell office:value-type="float" office:value="-0.327595923082975" calcext:value-type="float">
            <text:p>-0.327595923082975</text:p>
          </table:table-cell>
          <table:table-cell table:formula="of:=0.3/(2*3.14159*[.B5]*0.08)*[.C5]" office:value-type="float" office:value="0.223811827768741" calcext:value-type="float">
            <text:p>0.223811827768741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5]+0.1" office:value-type="float" office:value="0.55" calcext:value-type="float">
            <text:p>0.55</text:p>
          </table:table-cell>
          <table:table-cell office:value-type="float" office:value="0.276343798232436" calcext:value-type="float">
            <text:p>0.276343798232436</text:p>
          </table:table-cell>
          <table:table-cell office:value-type="float" office:value="-0.335801715615313" calcext:value-type="float">
            <text:p>-0.335801715615313</text:p>
          </table:table-cell>
          <table:table-cell table:formula="of:=0.3/(2*3.14159*[.B6]*0.08)*[.C6]" office:value-type="float" office:value="0.273547789495128" calcext:value-type="float">
            <text:p>0.273547789495128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6]+0.1" office:value-type="float" office:value="0.65" calcext:value-type="float">
            <text:p>0.65</text:p>
          </table:table-cell>
          <table:table-cell office:value-type="float" office:value="0.328703675792265" calcext:value-type="float">
            <text:p>0.328703675792265</text:p>
          </table:table-cell>
          <table:table-cell office:value-type="float" office:value="-0.344883717645251" calcext:value-type="float">
            <text:p>-0.344883717645251</text:p>
          </table:table-cell>
          <table:table-cell table:formula="of:=0.3/(2*3.14159*[.B7]*0.08)*[.C7]" office:value-type="float" office:value="0.323283751221515" calcext:value-type="float">
            <text:p>0.323283751221515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7]+0.1" office:value-type="float" office:value="0.75" calcext:value-type="float">
            <text:p>0.75</text:p>
          </table:table-cell>
          <table:table-cell office:value-type="float" office:value="0.381063553352095" calcext:value-type="float">
            <text:p>0.381063553352095</text:p>
          </table:table-cell>
          <table:table-cell office:value-type="float" office:value="-0.378176021595662" calcext:value-type="float">
            <text:p>-0.378176021595662</text:p>
          </table:table-cell>
          <table:table-cell table:formula="of:=0.3/(2*3.14159*[.B8]*0.08)*[.C8]" office:value-type="float" office:value="0.373019712947902" calcext:value-type="float">
            <text:p>0.373019712947902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8]+0.1" office:value-type="float" office:value="0.85" calcext:value-type="float">
            <text:p>0.85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-0.424304015891833" calcext:value-type="float">
            <text:p>-0.424304015891833</text:p>
          </table:table-cell>
          <table:table-cell table:formula="of:=0.3/(2*3.14159*[.B9]*0.08)*[.C9]" office:value-type="float" office:value="0.422755674674289" calcext:value-type="float">
            <text:p>0.422755674674289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9]+0.1" office:value-type="float" office:value="0.95" calcext:value-type="float">
            <text:p>0.95</text:p>
          </table:table-cell>
          <table:table-cell office:value-type="float" office:value="0.491601072645069" calcext:value-type="float">
            <text:p>0.491601072645069</text:p>
          </table:table-cell>
          <table:table-cell office:value-type="float" office:value="-0.491011570010993" calcext:value-type="float">
            <text:p>-0.491011570010993</text:p>
          </table:table-cell>
          <table:table-cell table:formula="of:=0.3/(2*3.14159*[.B10]*0.08)*[.C10]" office:value-type="float" office:value="0.472491636400676" calcext:value-type="float">
            <text:p>0.472491636400676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0]+0.1" office:value-type="float" office:value="1.05" calcext:value-type="float">
            <text:p>1.05</text:p>
          </table:table-cell>
          <table:table-cell office:value-type="float" office:value="0.546869832291556" calcext:value-type="float">
            <text:p>0.546869832291556</text:p>
          </table:table-cell>
          <table:table-cell office:value-type="float" office:value="-0.562070776181344" calcext:value-type="float">
            <text:p>-0.562070776181344</text:p>
          </table:table-cell>
          <table:table-cell table:formula="of:=0.3/(2*3.14159*[.B11]*0.08)*[.C11]" office:value-type="float" office:value="0.522227598127063" calcext:value-type="float">
            <text:p>0.522227598127063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1]+0.1" office:value-type="float" office:value="1.15" calcext:value-type="float">
            <text:p>1.15</text:p>
          </table:table-cell>
          <table:table-cell office:value-type="float" office:value="0.610865238198015" calcext:value-type="float">
            <text:p>0.610865238198015</text:p>
          </table:table-cell>
          <table:table-cell office:value-type="float" office:value="-0.64877023092561" calcext:value-type="float">
            <text:p>-0.64877023092561</text:p>
          </table:table-cell>
          <table:table-cell table:formula="of:=0.3/(2*3.14159*[.B12]*0.08)*[.C12]" office:value-type="float" office:value="0.57196355985345" calcext:value-type="float">
            <text:p>0.57196355985345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2]+0.1" office:value-type="float" office:value="1.25" calcext:value-type="float">
            <text:p>1.25</text:p>
          </table:table-cell>
          <table:table-cell office:value-type="float" office:value="0.66904287993116" calcext:value-type="float">
            <text:p>0.66904287993116</text:p>
          </table:table-cell>
          <table:table-cell office:value-type="float" office:value="-0.749338267826275" calcext:value-type="float">
            <text:p>-0.749338267826275</text:p>
          </table:table-cell>
          <table:table-cell table:formula="of:=0.3/(2*3.14159*[.B13]*0.08)*[.C13]" office:value-type="float" office:value="0.621699521579837" calcext:value-type="float">
            <text:p>0.621699521579837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3]+0.1" office:value-type="float" office:value="1.35" calcext:value-type="float">
            <text:p>1.35</text:p>
          </table:table-cell>
          <table:table-cell office:value-type="float" office:value="0.735947167924276" calcext:value-type="float">
            <text:p>0.735947167924276</text:p>
          </table:table-cell>
          <table:table-cell office:value-type="float" office:value="-0.878060741675842" calcext:value-type="float">
            <text:p>-0.878060741675842</text:p>
          </table:table-cell>
          <table:table-cell table:formula="of:=0.3/(2*3.14159*[.B14]*0.08)*[.C14]" office:value-type="float" office:value="0.671435483306224" calcext:value-type="float">
            <text:p>0.671435483306224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4]+0.1" office:value-type="float" office:value="1.45" calcext:value-type="float">
            <text:p>1.45</text:p>
          </table:table-cell>
          <table:table-cell office:value-type="float" office:value="0.805760338004049" calcext:value-type="float">
            <text:p>0.805760338004049</text:p>
          </table:table-cell>
          <table:table-cell office:value-type="float" office:value="-1.05324826245984" calcext:value-type="float">
            <text:p>-1.05324826245984</text:p>
          </table:table-cell>
          <table:table-cell table:formula="of:=0.3/(2*3.14159*[.B15]*0.08)*[.C15]" office:value-type="float" office:value="0.721171445032611" calcext:value-type="float">
            <text:p>0.721171445032611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]*3" office:value-type="float" office:value="3.6" calcext:value-type="float">
            <text:p>3.6</text:p>
          </table:table-cell>
          <table:table-cell office:value-type="float" office:value="0.25" calcext:value-type="float">
            <text:p>0.25</text:p>
          </table:table-cell>
          <table:table-cell office:value-type="float" office:value="0.0436332312998582" calcext:value-type="float">
            <text:p>0.0436332312998582</text:p>
          </table:table-cell>
          <table:table-cell office:value-type="float" office:value="-0.398897122796032" calcext:value-type="float">
            <text:p>-0.398897122796032</text:p>
          </table:table-cell>
          <table:table-cell table:formula="of:=0.3/(2*3.14159*[.B16]*0.08)*[.C16]" office:value-type="float" office:value="0.0414466347719891" calcext:value-type="float">
            <text:p>0.0414466347719891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4]*3" office:value-type="float" office:value="3.6" calcext:value-type="float">
            <text:p>3.6</text:p>
          </table:table-cell>
          <table:table-cell table:formula="of:=[.C16]+0.1" office:value-type="float" office:value="0.35" calcext:value-type="float">
            <text:p>0.35</text:p>
          </table:table-cell>
          <table:table-cell office:value-type="float" office:value="0.0581776417331443" calcext:value-type="float">
            <text:p>0.0581776417331443</text:p>
          </table:table-cell>
          <table:table-cell office:value-type="float" office:value="-0.455422587814871" calcext:value-type="float">
            <text:p>-0.455422587814871</text:p>
          </table:table-cell>
          <table:table-cell table:formula="of:=0.3/(2*3.14159*[.B17]*0.08)*[.C17]" office:value-type="float" office:value="0.0580252886807848" calcext:value-type="float">
            <text:p>0.0580252886807848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5]*3" office:value-type="float" office:value="3.6" calcext:value-type="float">
            <text:p>3.6</text:p>
          </table:table-cell>
          <table:table-cell table:formula="of:=[.C17]+0.1" office:value-type="float" office:value="0.45" calcext:value-type="float">
            <text:p>0.45</text:p>
          </table:table-cell>
          <table:table-cell office:value-type="float" office:value="0.0756309342530876" calcext:value-type="float">
            <text:p>0.0756309342530876</text:p>
          </table:table-cell>
          <table:table-cell office:value-type="float" office:value="-0.371950321857132" calcext:value-type="float">
            <text:p>-0.371950321857132</text:p>
          </table:table-cell>
          <table:table-cell table:formula="of:=0.3/(2*3.14159*[.B18]*0.08)*[.C18]" office:value-type="float" office:value="0.0746039425895804" calcext:value-type="float">
            <text:p>0.0746039425895804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]*3" office:value-type="float" office:value="3.6" calcext:value-type="float">
            <text:p>3.6</text:p>
          </table:table-cell>
          <table:table-cell table:formula="of:=[.C18]+0.1" office:value-type="float" office:value="0.55" calcext:value-type="float">
            <text:p>0.55</text:p>
          </table:table-cell>
          <table:table-cell office:value-type="float" office:value="0.0930842267730309" calcext:value-type="float">
            <text:p>0.0930842267730309</text:p>
          </table:table-cell>
          <table:table-cell office:value-type="float" office:value="-0.362704937474575" calcext:value-type="float">
            <text:p>-0.362704937474575</text:p>
          </table:table-cell>
          <table:table-cell table:formula="of:=0.3/(2*3.14159*[.B19]*0.08)*[.C19]" office:value-type="float" office:value="0.0911825964983761" calcext:value-type="float">
            <text:p>0.0911825964983761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]*3" office:value-type="float" office:value="3.6" calcext:value-type="float">
            <text:p>3.6</text:p>
          </table:table-cell>
          <table:table-cell table:formula="of:=[.C19]+0.1" office:value-type="float" office:value="0.65" calcext:value-type="float">
            <text:p>0.65</text:p>
          </table:table-cell>
          <table:table-cell office:value-type="float" office:value="0.110537519292974" calcext:value-type="float">
            <text:p>0.110537519292974</text:p>
          </table:table-cell>
          <table:table-cell office:value-type="float" office:value="-0.30908712136813" calcext:value-type="float">
            <text:p>-0.30908712136813</text:p>
          </table:table-cell>
          <table:table-cell table:formula="of:=0.3/(2*3.14159*[.B20]*0.08)*[.C20]" office:value-type="float" office:value="0.107761250407172" calcext:value-type="float">
            <text:p>0.107761250407172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8]*3" office:value-type="float" office:value="3.6" calcext:value-type="float">
            <text:p>3.6</text:p>
          </table:table-cell>
          <table:table-cell table:formula="of:=[.C20]+0.1" office:value-type="float" office:value="0.75" calcext:value-type="float">
            <text:p>0.75</text:p>
          </table:table-cell>
          <table:table-cell office:value-type="float" office:value="0.122173047639603" calcext:value-type="float">
            <text:p>0.122173047639603</text:p>
          </table:table-cell>
          <table:table-cell office:value-type="float" office:value="-0.289401161381954" calcext:value-type="float">
            <text:p>-0.289401161381954</text:p>
          </table:table-cell>
          <table:table-cell table:formula="of:=0.3/(2*3.14159*[.B21]*0.08)*[.C21]" office:value-type="float" office:value="0.124339904315967" calcext:value-type="float">
            <text:p>0.124339904315967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]*3" office:value-type="float" office:value="3.6" calcext:value-type="float">
            <text:p>3.6</text:p>
          </table:table-cell>
          <table:table-cell table:formula="of:=[.C21]+0.1" office:value-type="float" office:value="0.85" calcext:value-type="float">
            <text:p>0.85</text:p>
          </table:table-cell>
          <table:table-cell office:value-type="float" office:value="0.139626340159546" calcext:value-type="float">
            <text:p>0.139626340159546</text:p>
          </table:table-cell>
          <table:table-cell office:value-type="float" office:value="-0.261344006060591" calcext:value-type="float">
            <text:p>-0.261344006060591</text:p>
          </table:table-cell>
          <table:table-cell table:formula="of:=0.3/(2*3.14159*[.B22]*0.08)*[.C22]" office:value-type="float" office:value="0.140918558224763" calcext:value-type="float">
            <text:p>0.140918558224763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]*3" office:value-type="float" office:value="3.6" calcext:value-type="float">
            <text:p>3.6</text:p>
          </table:table-cell>
          <table:table-cell table:formula="of:=[.C22]+0.1" office:value-type="float" office:value="0.95" calcext:value-type="float">
            <text:p>0.95</text:p>
          </table:table-cell>
          <table:table-cell office:value-type="float" office:value="0.15707963267949" calcext:value-type="float">
            <text:p>0.15707963267949</text:p>
          </table:table-cell>
          <table:table-cell office:value-type="float" office:value="-0.279789771881482" calcext:value-type="float">
            <text:p>-0.279789771881482</text:p>
          </table:table-cell>
          <table:table-cell table:formula="of:=0.3/(2*3.14159*[.B23]*0.08)*[.C23]" office:value-type="float" office:value="0.157497212133559" calcext:value-type="float">
            <text:p>0.157497212133559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1]*3" office:value-type="float" office:value="3.6" calcext:value-type="float">
            <text:p>3.6</text:p>
          </table:table-cell>
          <table:table-cell table:formula="of:=[.C23]+0.1" office:value-type="float" office:value="1.05" calcext:value-type="float">
            <text:p>1.05</text:p>
          </table:table-cell>
          <table:table-cell office:value-type="float" office:value="0.174532925199433" calcext:value-type="float">
            <text:p>0.174532925199433</text:p>
          </table:table-cell>
          <table:table-cell office:value-type="float" office:value="-0.312096850811974" calcext:value-type="float">
            <text:p>-0.312096850811974</text:p>
          </table:table-cell>
          <table:table-cell table:formula="of:=0.3/(2*3.14159*[.B24]*0.08)*[.C24]" office:value-type="float" office:value="0.174075866042354" calcext:value-type="float">
            <text:p>0.174075866042354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2]*3" office:value-type="float" office:value="3.6" calcext:value-type="float">
            <text:p>3.6</text:p>
          </table:table-cell>
          <table:table-cell table:formula="of:=[.C24]+0.1" office:value-type="float" office:value="1.15" calcext:value-type="float">
            <text:p>1.15</text:p>
          </table:table-cell>
          <table:table-cell office:value-type="float" office:value="0.191986217719376" calcext:value-type="float">
            <text:p>0.191986217719376</text:p>
          </table:table-cell>
          <table:table-cell office:value-type="float" office:value="-0.37494877206924" calcext:value-type="float">
            <text:p>-0.37494877206924</text:p>
          </table:table-cell>
          <table:table-cell table:formula="of:=0.3/(2*3.14159*[.B25]*0.08)*[.C25]" office:value-type="float" office:value="0.19065451995115" calcext:value-type="float">
            <text:p>0.19065451995115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3]*3" office:value-type="float" office:value="3.6" calcext:value-type="float">
            <text:p>3.6</text:p>
          </table:table-cell>
          <table:table-cell table:formula="of:=[.C25]+0.1" office:value-type="float" office:value="1.25" calcext:value-type="float">
            <text:p>1.25</text:p>
          </table:table-cell>
          <table:table-cell office:value-type="float" office:value="0.209439510239319" calcext:value-type="float">
            <text:p>0.209439510239319</text:p>
          </table:table-cell>
          <table:table-cell office:value-type="float" office:value="-0.43925783310033" calcext:value-type="float">
            <text:p>-0.43925783310033</text:p>
          </table:table-cell>
          <table:table-cell table:formula="of:=0.3/(2*3.14159*[.B26]*0.08)*[.C26]" office:value-type="float" office:value="0.207233173859946" calcext:value-type="float">
            <text:p>0.207233173859946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4]*3" office:value-type="float" office:value="3.6" calcext:value-type="float">
            <text:p>3.6</text:p>
          </table:table-cell>
          <table:table-cell table:formula="of:=[.C26]+0.1" office:value-type="float" office:value="1.35" calcext:value-type="float">
            <text:p>1.35</text:p>
          </table:table-cell>
          <table:table-cell office:value-type="float" office:value="0.226892802759263" calcext:value-type="float">
            <text:p>0.226892802759263</text:p>
          </table:table-cell>
          <table:table-cell office:value-type="float" office:value="-0.519535983095847" calcext:value-type="float">
            <text:p>-0.519535983095847</text:p>
          </table:table-cell>
          <table:table-cell table:formula="of:=0.3/(2*3.14159*[.B27]*0.08)*[.C27]" office:value-type="float" office:value="0.223811827768741" calcext:value-type="float">
            <text:p>0.223811827768741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*3" office:value-type="float" office:value="3.6" calcext:value-type="float">
            <text:p>3.6</text:p>
          </table:table-cell>
          <table:table-cell table:formula="of:=[.C27]+0.1" office:value-type="float" office:value="1.45" calcext:value-type="float">
            <text:p>1.45</text:p>
          </table:table-cell>
          <table:table-cell office:value-type="float" office:value="0.241437213192549" calcext:value-type="float">
            <text:p>0.241437213192549</text:p>
          </table:table-cell>
          <table:table-cell office:value-type="float" office:value="-0.580315163885069" calcext:value-type="float">
            <text:p>-0.580315163885069</text:p>
          </table:table-cell>
          <table:table-cell table:formula="of:=0.3/(2*3.14159*[.B28]*0.08)*[.C28]" office:value-type="float" office:value="0.240390481677537" calcext:value-type="float">
            <text:p>0.240390481677537</text:p>
          </table:table-cell>
          <table:table-cell table:number-columns-repeated="6" office:value-type="string" calcext:value-type="string">
            <text:p>-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*3" office:value-type="float" office:value="10.8" calcext:value-type="float">
            <text:p>10.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0.570140888984814" calcext:value-type="float">
            <text:p>0.570140888984814</text:p>
          </table:table-cell>
          <table:table-cell office:value-type="float" office:value="-6.13443793218867" calcext:value-type="float">
            <text:p>-6.13443793218867</text:p>
          </table:table-cell>
          <table:table-cell table:formula="of:=0.3/(2*3.14159*[.B29]*0.08)*[.C29]" office:value-type="float" office:value="0.0138155449239964" calcext:value-type="float">
            <text:p>0.0138155449239964</text:p>
          </table:table-cell>
          <table:table-cell office:value-type="float" office:value="-0.523598775598299" calcext:value-type="float">
            <text:p>-0.523598775598299</text:p>
          </table:table-cell>
          <table:table-cell office:value-type="float" office:value="-5.04548732422342" calcext:value-type="float">
            <text:p>-5.04548732422342</text:p>
          </table:table-cell>
          <table:table-cell table:formula="of:=0.3/(2*3.14159*[.B29]*0.08)*[.C29]" office:value-type="float" office:value="0.0138155449239964" calcext:value-type="float">
            <text:p>0.01381554492399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*3" office:value-type="float" office:value="10.8" calcext:value-type="float">
            <text:p>10.8</text:p>
          </table:table-cell>
          <table:table-cell table:formula="of:=[.C29]+0.1" office:value-type="float" office:value="0.35" calcext:value-type="float">
            <text:p>0.35</text:p>
          </table:table-cell>
          <table:table-cell table:number-columns-repeated="6" office:value-type="string" calcext:value-type="string">
            <text:p>--</text:p>
          </table:table-cell>
          <table:table-cell office:value-type="float" office:value="-0.514872129338327" calcext:value-type="float">
            <text:p>-0.514872129338327</text:p>
          </table:table-cell>
          <table:table-cell office:value-type="float" office:value="-4.9125831010993" calcext:value-type="float">
            <text:p>-4.9125831010993</text:p>
          </table:table-cell>
          <table:table-cell table:formula="of:=0.3/(2*3.14159*[.B30]*0.08)*[.C30]" office:value-type="float" office:value="0.0193417628935949" calcext:value-type="float">
            <text:p>0.0193417628935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3" office:value-type="float" office:value="10.8" calcext:value-type="float">
            <text:p>10.8</text:p>
          </table:table-cell>
          <table:table-cell table:formula="of:=[.C30]+0.1" office:value-type="float" office:value="0.45" calcext:value-type="float">
            <text:p>0.45</text:p>
          </table:table-cell>
          <table:table-cell table:number-columns-repeated="6" office:value-type="string" calcext:value-type="string">
            <text:p>--</text:p>
          </table:table-cell>
          <table:table-cell office:value-type="float" office:value="-0.506145483078355" calcext:value-type="float">
            <text:p>-0.506145483078355</text:p>
          </table:table-cell>
          <table:table-cell office:value-type="float" office:value="-4.86899071464784" calcext:value-type="float">
            <text:p>-4.86899071464784</text:p>
          </table:table-cell>
          <table:table-cell table:formula="of:=0.3/(2*3.14159*[.B31]*0.08)*[.C31]" office:value-type="float" office:value="0.0248679808631935" calcext:value-type="float">
            <text:p>0.0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]*3" office:value-type="float" office:value="10.8" calcext:value-type="float">
            <text:p>10.8</text:p>
          </table:table-cell>
          <table:table-cell table:formula="of:=[.C31]+0.1" office:value-type="float" office:value="0.55" calcext:value-type="float">
            <text:p>0.55</text:p>
          </table:table-cell>
          <table:table-cell table:number-columns-repeated="6" office:value-type="string" calcext:value-type="string">
            <text:p>--</text:p>
          </table:table-cell>
          <table:table-cell office:value-type="float" office:value="-0.494509954731726" calcext:value-type="float">
            <text:p>-0.494509954731726</text:p>
          </table:table-cell>
          <table:table-cell office:value-type="float" office:value="-4.74589987249996" calcext:value-type="float">
            <text:p>-4.74589987249996</text:p>
          </table:table-cell>
          <table:table-cell table:formula="of:=0.3/(2*3.14159*[.B32]*0.08)*[.C32]" office:value-type="float" office:value="0.030394198832792" calcext:value-type="float">
            <text:p>0.0303941988327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0]*3" office:value-type="float" office:value="10.8" calcext:value-type="float">
            <text:p>10.8</text:p>
          </table:table-cell>
          <table:table-cell table:formula="of:=[.C32]+0.1" office:value-type="float" office:value="0.65" calcext:value-type="float">
            <text:p>0.65</text:p>
          </table:table-cell>
          <table:table-cell office:value-type="float" office:value="0.0552687596464871" calcext:value-type="float">
            <text:p>0.0552687596464871</text:p>
          </table:table-cell>
          <table:table-cell office:value-type="float" office:value="-0.494474107064206" calcext:value-type="float">
            <text:p>-0.494474107064206</text:p>
          </table:table-cell>
          <table:table-cell table:formula="of:=0.3/(2*3.14159*[.B33]*0.08)*[.C33]" office:value-type="float" office:value="0.0359204168023906" calcext:value-type="float">
            <text:p>0.0359204168023906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-0.482874426385098" calcext:value-type="float">
            <text:p>-0.482874426385098</text:p>
          </table:table-cell>
          <table:table-cell office:value-type="float" office:value="-4.78150962536217" calcext:value-type="float">
            <text:p>-4.78150962536217</text:p>
          </table:table-cell>
          <table:table-cell table:formula="of:=0.3/(2*3.14159*[.B33]*0.08)*[.C33]" office:value-type="float" office:value="0.0359204168023906" calcext:value-type="float">
            <text:p>0.03592041680239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1]*3" office:value-type="float" office:value="10.8" calcext:value-type="float">
            <text:p>10.8</text:p>
          </table:table-cell>
          <table:table-cell table:formula="of:=[.C33]+0.1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2]*3" office:value-type="float" office:value="10.8" calcext:value-type="float">
            <text:p>10.8</text:p>
          </table:table-cell>
          <table:table-cell table:formula="of:=[.C34]+0.1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3]*3" office:value-type="float" office:value="10.8" calcext:value-type="float">
            <text:p>10.8</text:p>
          </table:table-cell>
          <table:table-cell table:formula="of:=[.C35]+0.1"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4]*3" office:value-type="float" office:value="10.8" calcext:value-type="float">
            <text:p>10.8</text:p>
          </table:table-cell>
          <table:table-cell table:formula="of:=[.C36]+0.1" office:value-type="float" office:value="1.05" calcext:value-type="float">
            <text:p>1.0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5]*3" office:value-type="float" office:value="10.8" calcext:value-type="float">
            <text:p>10.8</text:p>
          </table:table-cell>
          <table:table-cell table:formula="of:=[.C37]+0.1" office:value-type="float" office:value="1.15" calcext:value-type="float">
            <text:p>1.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6]*3" office:value-type="float" office:value="10.8" calcext:value-type="float">
            <text:p>10.8</text:p>
          </table:table-cell>
          <table:table-cell table:formula="of:=[.C38]+0.1" office:value-type="float" office:value="1.25" calcext:value-type="float">
            <text:p>1.2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]*3" office:value-type="float" office:value="10.8" calcext:value-type="float">
            <text:p>10.8</text:p>
          </table:table-cell>
          <table:table-cell table:formula="of:=[.C39]+0.1" office:value-type="float" office:value="1.35" calcext:value-type="float">
            <text:p>1.3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8]*3" office:value-type="float" office:value="10.8" calcext:value-type="float">
            <text:p>10.8</text:p>
          </table:table-cell>
          <table:table-cell table:formula="of:=[.C40]+0.1" office:value-type="float" office:value="1.45" calcext:value-type="float">
            <text:p>1.4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4:34:06.602952851</meta:creation-date>
    <dc:date>2026-04-10T09:06:54.181100157</dc:date>
    <meta:editing-duration>PT16H22M4S</meta:editing-duration>
    <meta:editing-cycles>26</meta:editing-cycles>
    <meta:generator>LibreOffice/7.3.7.2$Linux_X86_64 LibreOffice_project/30$Build-2</meta:generator>
    <meta:document-statistic meta:table-count="1" meta:cell-count="412" meta:object-count="0"/>
  </office:meta>
</office:document-meta>
</file>